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dowanie danych w systemach</text:p>
      <text:p text:style-name="P2"/>
      <text:p text:style-name="P2">Encoding PCM</text:p>
      <text:p text:style-name="P2">Kod Hamminga</text:p>
      <text:p text:style-name="P2">Kod Rice'a</text:p>
      <text:p text:style-name="P2"/>
      <text:p text:style-name="P2">Sergiusz Urbaniak, IUz-12, 2008</text:p>
      <text:table-of-content text:style-name="Sect1" text:protected="true" text:name="Table of Contents1">
        <text:table-of-content-source text:outline-level="10">
          <text:index-title-template text:style-name="Contents_20_Heading">Treść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reść</text:p>
          </text:index-title>
          <text:p text:style-name="P4">Encoding PCM<text:tab/>2</text:p>
          <text:p text:style-name="P4">Kod Hamminga<text:tab/>3</text:p>
          <text:p text:style-name="P4">Kod Rice'a<text:tab/>4</text:p>
        </text:index-body>
      </text:table-of-content>
      <text:h text:style-name="Heading_20_1" text:outline-level="1"/>
      <text:h text:style-name="P3" text:outline-level="1">Encoding PCM</text:h>
      <text:p text:style-name="Text_20_body"/>
      <text:h text:style-name="P3" text:outline-level="1">Kod Hamminga</text:h>
      <text:h text:style-name="P3" text:outline-level="1">Kod Rice'a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Strona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2-14T13:11:22</meta:creation-date>
    <dc:creator>Sergiusz Urbaniak</dc:creator>
    <dc:date>2009-01-18T13:46:56</dc:date>
    <dc:language>pl-PL</dc:language>
    <meta:editing-cycles>550</meta:editing-cycles>
    <meta:editing-duration>PT10H5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3" meta:word-count="32" meta:character-count="184"/>
  </office:meta>
</office:document-meta>
</file>